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53cm" svg:stroke-color="#000000" draw:marker-start-width="0.279cm" draw:marker-end-width="0.279cm" draw:fill="gradient" draw:fill-gradient-name="Pastel_20_Bouquet" draw:textarea-horizontal-align="justify" draw:textarea-vertical-align="middle" draw:auto-grow-height="false" fo:min-height="4.273cm" fo:min-width="7.85cm" fo:padding-top="0.151cm" fo:padding-bottom="0.151cm" fo:padding-left="0.276cm" fo:padding-right="0.276cm"/>
    </style:style>
    <style:style style:name="gr2" style:family="graphic" style:parent-style-name="standard">
      <style:graphic-properties draw:stroke="none" draw:fill="solid" draw:fill-color="#000000" draw:opacity="100%" draw:shadow="hidden"/>
    </style:style>
    <style:style style:name="gr3" style:family="graphic" style:parent-style-name="standard">
      <style:graphic-properties draw:stroke="none" draw:fill="solid" draw:fill-color="#ffffff" draw:opacity="100%" draw:shadow="hidden"/>
    </style:style>
    <style:style style:name="gr4" style:family="graphic" style:parent-style-name="standard">
      <style:graphic-properties svg:stroke-color="#000000" svg:stroke-opacity="0%" draw:fill="gradient" draw:fill-gradient-name="Gradient_20_3" draw:textarea-horizontal-align="justify" draw:textarea-vertical-align="middle" draw:auto-grow-height="false" fo:min-height="0.416cm" fo:min-width="2.993cm"/>
    </style:style>
    <style:style style:name="gr5" style:family="graphic" style:parent-style-name="standard">
      <style:graphic-properties draw:stroke="none" svg:stroke-color="#000000" draw:fill="none" draw:fill-color="#ffffff" fo:min-height="0.919cm"/>
      <style:paragraph-properties style:writing-mode="lr-tb"/>
    </style:style>
    <style:style style:name="gr6" style:family="graphic" style:parent-style-name="standard">
      <style:graphic-properties draw:stroke="solid" svg:stroke-width="0.081cm" svg:stroke-color="#ff0000" draw:marker-start-width="0.321cm" draw:marker-end-width="0.321cm" draw:fill="none" draw:textarea-horizontal-align="justify" draw:textarea-vertical-align="middle" draw:auto-grow-height="false" fo:min-height="3.41cm" fo:min-width="6.773cm" fo:padding-top="0.165cm" fo:padding-bottom="0.165cm" fo:padding-left="0.29cm" fo:padding-right="0.29cm"/>
    </style:style>
    <style:style style:name="gr7" style:family="graphic" style:parent-style-name="standard">
      <style:graphic-properties draw:stroke="solid" svg:stroke-width="0.081cm" svg:stroke-color="#ff0000" draw:marker-start-width="0.321cm" draw:marker-end-width="0.321cm" draw:fill="none" draw:textarea-horizontal-align="justify" draw:textarea-vertical-align="middle" draw:auto-grow-height="false" fo:min-height="3.818cm" fo:min-width="6.138cm" fo:padding-top="0.165cm" fo:padding-bottom="0.165cm" fo:padding-left="0.29cm" fo:padding-right="0.29cm"/>
    </style:style>
    <style:style style:name="gr8" style:family="graphic" style:parent-style-name="standard">
      <style:graphic-properties draw:stroke="solid" svg:stroke-width="0.081cm" svg:stroke-color="#ff0000" draw:marker-start-width="0.321cm" draw:marker-end-width="0.321cm" draw:fill="none" draw:textarea-horizontal-align="justify" draw:textarea-vertical-align="middle" draw:auto-grow-height="false" fo:min-height="3.183cm" fo:min-width="5.5cm" fo:padding-top="0.165cm" fo:padding-bottom="0.165cm" fo:padding-left="0.29cm" fo:padding-right="0.29cm"/>
    </style:style>
    <style:style style:name="P1" style:family="paragraph">
      <loext:graphic-properties draw:fill="gradient" draw:fill-gradient-name="Pastel_20_Bouquet"/>
      <style:paragraph-properties fo:text-align="center"/>
    </style:style>
    <style:style style:name="P2" style:family="paragraph">
      <loext:graphic-properties draw:fill="solid" draw:fill-color="#000000" draw:opacity="100%"/>
    </style:style>
    <style:style style:name="P3" style:family="paragraph">
      <loext:graphic-properties draw:fill="solid" draw:fill-color="#ffffff" draw:opacity="100%"/>
    </style:style>
    <style:style style:name="P4" style:family="paragraph">
      <loext:graphic-properties draw:fill="gradient" draw:fill-gradient-name="Gradient_20_3"/>
      <style:paragraph-properties fo:text-align="center"/>
    </style:style>
    <style:style style:name="P5" style:family="paragraph">
      <style:text-properties fo:font-weight="bold" style:font-weight-asian="bold" style:font-weight-complex="bold"/>
    </style:style>
    <style:style style:name="P6" style:family="paragraph">
      <loext:graphic-properties draw:fill="none" draw:fill-color="#ffffff"/>
      <style:text-properties fo:font-size="15pt" fo:font-weight="bold" style:font-size-asian="15pt" style:font-weight-asian="bold" style:font-size-complex="15pt" style:font-weight-complex="bold"/>
    </style:style>
    <style:style style:name="P7" style:family="paragraph">
      <loext:graphic-properties draw:fill="none"/>
      <style:paragraph-properties fo:text-align="center"/>
    </style:style>
    <style:style style:name="T1"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custom-shape draw:style-name="gr1" draw:text-style-name="P1" draw:layer="layout" svg:width="8.402cm" svg:height="4.575cm" svg:x="1.251cm" svg:y="1.369cm">
          <text:p/>
          <draw:enhanced-geometry svg:viewBox="0 0 21600 21600" draw:type="rectangle" draw:enhanced-path="M 0 0 L 21600 0 21600 21600 0 21600 0 0 Z N"/>
        </draw:custom-shape>
        <draw:g>
          <draw:path draw:style-name="gr2" draw:text-style-name="P2" draw:layer="layout" svg:width="6.612cm" svg:height="2.076cm" svg:x="2.171cm" svg:y="3.139cm" svg:viewBox="0 0 6613 2077" svg:d="M126 939c67 29 233 21 400 12 28 0 47-7 62-17 290 189 579 379 869 568 69 354 190 486 291 519 134 22 306 17 498-3 13-13 26-27 40-41 54 17 126 51 187 59 446 55 886 35 1327 41 918-65 1836-132 2764-342 43-29 65-59 36-92-26-58-53-116-79-174-17-73-34-146-51-219-73-142-151-282-288-384 6-119 1-239-36-362-782 146-1596 166-2425 124-117 19-234 38-350 56-86-42-182-61-282-70-252-36-489-82-728-154-70-16-84 15-72 67 98 111 195 223 292 334 70 64 166 81 285 56 256-33 522-60 851-37-96-71-205-130-324-179 114-19 227-37 342-56 221 123 442 246 663 370-151 297-643 530-724 860-10 79 21 137 93 174-446 14-885 4-1312-42-89-13-214-58-346-109-79-502-119-1047-469-1357-312-125-256 520-183 947-307-205-598-416-869-636 4 44-38 58-173 11-38-15-61-32-68-50-69-353-132-737-246-810-91-28-89 155-93 325-12 187-32 442 118 611z">
            <text:p/>
          </draw:path>
          <draw:path draw:style-name="gr2" draw:text-style-name="P2" draw:layer="layout" svg:width="6.84cm" svg:height="2.686cm" svg:x="2.145cm" svg:y="2.13cm" svg:viewBox="0 0 6841 2687" svg:d="M3 1272c6-96 11-193-3-294 18-36 44-66 94-78 51-80 92-173 122-279 106-43 204-100 288-175 205-217 433-398 768-406 1076-69 1977-59 2515 118 354 142 678 331 974 538 40 17 83 31 135 39 108 23 217 45 325 67 16-57 22-115 12-174 2-61 32-99 98-110 171-5 305 22 414 70 34 25 34 53 24 82 19 21 5 42-43 62-109 25-225 43-350 51 2 18 4 36 5 54 137 36 266 82 393 129 308 81 522 209 661 376 33 15 64 30 80 54 24 28 45 60 57 104 81 78 148 165 202 259 80 171 96 358 7 570-17 49-31 98-5 150 33 48 25 81 5 109-37 33-74 66-111 99 27-35 55-71 83-106 22-26 21-57-2-93-16-56-5-112 11-168 69-189 68-374-2-555-50-88-108-164-177-227 17 39 33 77 49 116-1 9-1 18-22 17-129 6-255 11-380 15-13-57-19-112-6-163 3-31 26-51 53-70 53-24 106-47 158-71-141-199-372-331-677-407-149-58-305-109-472-146-131-27-261-54-391-81-42 10-106 16-193 17-319-6-637-13-955-19-611 58-1270 53-1918 62-81 4-147-12-198-49-58-175-85-349-90-523 21-46 41-53 115-69 703-28 1411-30 2125 5-531-146-1342-194-2502-119-339 24-567 198-757 420-87 67-186 118-290 161-29 94-66 187-118 280-39 10-70 34-95 72 9 100-4 193-16 286z">
            <text:p/>
          </draw:path>
          <draw:path draw:style-name="gr2" draw:text-style-name="P2" draw:layer="layout" svg:width="0.953cm" svg:height="0.589cm" svg:x="4.629cm" svg:y="4.427cm" svg:viewBox="0 0 954 590" svg:d="M8 492c41-178 125-340 233-492 205 109 427 219 678 327 41 34 46 70 15 108-51 52-107 87-162 120-76 34-151 38-226 34-155-6-309-11-464-17-72 0-97-27-74-80z">
            <text:p/>
          </draw:path>
          <draw:path draw:style-name="gr2" draw:text-style-name="P2" draw:layer="layout" svg:width="0.257cm" svg:height="0.558cm" svg:x="8.688cm" svg:y="4.061cm" svg:viewBox="0 0 258 559" svg:d="M1 392c92-129 163-262 235-392 51 166 5 315-51 463-4 19-11 28-23 33-41 21-82 42-123 63-29-51-42-106-38-167z">
            <text:p/>
          </draw:path>
          <draw:path draw:style-name="gr2" draw:text-style-name="P2" draw:layer="layout" svg:width="0.965cm" svg:height="0.78cm" svg:x="2.663cm" svg:y="2.289cm" svg:viewBox="0 0 966 781" svg:d="M104 506c-26-10-52-20-78-31-40-28-27-101-7-134 28-36 55-72 83-108 132-162 322-232 556-233 119 25 202 84 220 203 44 193 67 385 88 578-95-34-190-67-285-101 2-52 5-104 7-156 0-69-23-121-110-126-154-3-303 16-444 73-18 7-27 20-30 35z">
            <text:p/>
          </draw:path>
          <draw:path draw:style-name="gr2" draw:text-style-name="P2" draw:layer="layout" svg:width="1.237cm" svg:height="0.181cm" svg:x="4.875cm" svg:y="4.08cm" svg:viewBox="0 0 1238 182" svg:d="M0 15c312 33 643 52 985 63-40-30-74-48-114-78 140 40 259 79 362 148 12 13 0 24-27 34-627-12-1040-66-1206-167z">
            <text:p/>
          </draw:path>
          <draw:path draw:style-name="gr2" draw:text-style-name="P2" draw:layer="layout" svg:width="0.415cm" svg:height="0.238cm" svg:x="8.405cm" svg:y="3.823cm" svg:viewBox="0 0 416 239" svg:d="M11 75c20 22 40 45 60 68 131-37 251-81 344-143 10 75-53 112-123 145-85 37-170 71-256 94-31-68-49-129-25-164z">
            <text:p/>
          </draw:path>
          <draw:path draw:style-name="gr2" draw:text-style-name="P2" draw:layer="layout" svg:width="1.852cm" svg:height="0.691cm" svg:x="3.974cm" svg:y="3.022cm" svg:viewBox="0 0 1853 692" svg:d="M0 0c732 152 1258 348 1853 692-551-297-1160-536-1853-692z">
            <text:p/>
          </draw:path>
          <draw:path draw:style-name="gr2" draw:text-style-name="P2" draw:layer="layout" svg:width="0.232cm" svg:height="0.418cm" svg:x="8.087cm" svg:y="3.184cm" svg:viewBox="0 0 233 419" svg:d="M0 0c157 125 202 175 233 419-31-163-101-308-233-419z">
            <text:p/>
          </draw:path>
          <draw:path draw:style-name="gr2" draw:text-style-name="P2" draw:layer="layout" svg:width="1.144cm" svg:height="0.415cm" svg:x="5.511cm" svg:y="3.068cm" svg:viewBox="0 0 1145 416" svg:d="M0 0c483 96 823 186 1145 416-357-219-703-316-1145-416z">
            <text:p/>
          </draw:path>
          <draw:path draw:style-name="gr2" draw:text-style-name="P2" draw:layer="layout" svg:width="0.677cm" svg:height="0.366cm" svg:x="6.865cm" svg:y="2.972cm" svg:viewBox="0 0 678 367" svg:d="M0 0c260 116 519 181 678 367-146-207-382-245-678-367z">
            <text:p/>
          </draw:path>
          <draw:path draw:style-name="gr2" draw:text-style-name="P2" draw:layer="layout" svg:width="0.48cm" svg:height="0.287cm" svg:x="2.757cm" svg:y="2.848cm" svg:viewBox="0 0 481 288" svg:d="M10 0c100 72 338 68 444 149 2 48 6 96 27 139-27-24-43-74-56-132-57-21-130-27-203-34-113-14-262-49-212-122z">
            <text:p/>
          </draw:path>
          <draw:path draw:style-name="gr2" draw:text-style-name="P2" draw:layer="layout" svg:width="0.998cm" svg:height="0.549cm" svg:x="2.399cm" svg:y="2.82cm" svg:viewBox="0 0 999 550" svg:d="M0 0c283 227 607 447 999 550-372-129-705-334-999-550z">
            <text:p/>
          </draw:path>
          <draw:path draw:style-name="gr2" draw:text-style-name="P2" draw:layer="layout" svg:width="0.228cm" svg:height="0.963cm" svg:x="3.363cm" svg:y="3.126cm" svg:viewBox="0 0 229 964" svg:d="M229 0c-306 312-232 536-188 964-35-405-88-650 188-964z">
            <text:p/>
          </draw:path>
          <draw:path draw:style-name="gr2" draw:text-style-name="P2" draw:layer="layout" svg:width="0.978cm" svg:height="0.94cm" svg:x="3.749cm" svg:y="3.12cm" svg:viewBox="0 0 979 941" svg:d="M0 0c395 261 687 601 979 941-309-398-576-725-979-941z">
            <text:p/>
          </draw:path>
          <draw:path draw:style-name="gr2" draw:text-style-name="P2" draw:layer="layout" svg:width="0.202cm" svg:height="0.658cm" svg:x="2.465cm" svg:y="2.838cm" svg:viewBox="0 0 203 659" svg:d="M203 0c-53 35-118 47-194 41-29 204 16 411 78 618-49-206-85-411-62-612 73 9 134-4 178-47z">
            <text:p/>
          </draw:path>
          <draw:path draw:style-name="gr3" draw:text-style-name="P3" draw:layer="layout" svg:width="0.439cm" svg:height="1.175cm" svg:x="3.627cm" svg:y="3.854cm" svg:viewBox="0 0 440 1176" svg:d="M176 0c119 0 235 263 260 588 24 325-52 588-171 588s-236-263-261-588c-24-325 53-588 172-588zM176 0zM212 410l-28-340c-2 1-6 2-8 3l26 336c4 42-9 49-19 14l-71-278c-19 39-34 92-44 154l92 183c14 28 10 61-5 51l-98-67c0 8 0 16 0 24l97 67c16 11 18 49 5 57l-87 50c8 58 20 112 34 161l70-130c11-21 22 7 17 40l-34 221c2 5 5 10 8 15l35-221c5-35 19-20 21 19l9 278c15 10 30 15 45 15 7 0 13-1 20-3l-44-292c-6-41 5-55 16-24l91 255c2-4 4-8 7-13l-91-257c-12-33-5-61 9-44l124 156c8-49 13-104 13-163l-134-65c-15-8-18-47-5-57l122-101c-1-8-2-16-4-24l-122 100c-14 11-23-23-14-49l82-250c-25-60-53-107-83-135l-32 326c-3 37-17 28-20-12zM212 410zM210 443c29 0 58 66 65 148s-12 149-42 149c-29 0-59-67-65-149-7-82 12-148 42-148zM210 443zM213 477l4 7 4 6 1 12 1 12-3 7-4 6-4-6-4-7-1-12-1-12 3-6zM213 477zM182 534l3-6 3-6 5 6 4 6 1 12 1 13-4 6-3 6-4-6-5-6v-13zM182 534zM190 648l-1-12v-12l3-7 3-6 5 6 4 7 1 12 1 12-4 6-3 6-4-6zM190 648zM231 705l-5-7-4-6-1-12-1-12 3-6 3-7 5 7 4 6 1 12 1 12-3 6zM231 705zM261 648l-3 6-3 6-5-6-4-6-1-12-1-12 4-7 3-6 4 6 5 7 1 12zM261 648zM252 534l2 12 1 13-4 6-3 6-5-6-4-6-1-13-1-12 3-6 4-6 4 6z">
            <text:p/>
          </draw:path>
          <draw:path draw:style-name="gr3" draw:text-style-name="P3" draw:layer="layout" svg:width="0.197cm" svg:height="0.771cm" svg:x="2.18cm" svg:y="3.231cm" svg:viewBox="0 0 198 772" svg:d="M86 0c55 0 104 173 111 386s-31 386-85 386c-55 0-104-173-111-386s31-386 85-386zM86 0zM97 269l-8-223c-1 1-2 1-4 2l8 221c1 27-5 32-9 9l-29-183c-9 26-16 60-22 101l40 121c6 18 3 39-3 33l-44-44c0 5 0 10 0 16l43 44c7 7 7 32 1 37l-40 33c3 38 8 73 14 105l33-85c5-14 10 5 8 26l-19 145c1 4 3 7 3 11l19-146c3-23 10-13 10 12v183c7 7 14 10 21 10 3 0 6 0 9-2l-17-192c-1-27 4-36 8-16l38 168c2-2 2-5 3-8l-37-169c-5-22-2-40 5-29l54 102c4-32 7-68 7-106l-59-44c-7-5-8-30-2-37l57-65c-1-6-1-11-2-17l-56 66c-7 7-10-15-6-32l40-164c-10-40-22-71-36-89l-18 214c-2 25-9 18-10-8zM97 269zM96 291c14 0 26 43 28 97s-7 98-21 98-26-44-28-98 7-97 21-97zM96 291zM97 314l2 4 2 4v8 8l-1 4-2 4-2-4-2-4v-8l-1-8 2-4zM97 314zM82 351l1-4 2-4 2 4 2 4v8 8l-1 4-2 4-2-4-2-4v-8zM82 351zM85 425l-1-8v-8l2-4 1-4 2 4 2 4v8l1 8-2 4-2 4-1-4zM85 425zM102 462l-2-4-2-4v-8-8l1-4 2-4 2 4 2 4v8 8l-1 4zM102 462zM117 425l-1 4-2 4-2-4-2-4v-8-8l1-4 2-4 2 4 2 4v8zM117 425zM115 351v8 8l-2 4-1 4-2-4-2-4v-8-8l1-4 2-4 2 4z">
            <text:p/>
          </draw:path>
          <draw:path draw:style-name="gr3" draw:text-style-name="P3" draw:layer="layout" svg:width="2.715cm" svg:height="0.463cm" svg:x="5.946cm" svg:y="4.668cm" svg:viewBox="0 0 2716 464" svg:d="M0 294c708 83 2144 7 2706-294 22 49 6 95-30 118-86 45-230 73-258 121-547 137-1123 189-1705 225-72-62-384-54-619-68-53-8-80-47-94-102z">
            <text:p/>
          </draw:path>
        </draw:g>
        <draw:custom-shape draw:style-name="gr4" draw:text-style-name="P4" draw:layer="layout" svg:width="3.991cm" svg:height="1.33cm" svg:x="9.944cm" svg:y="3.2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6" draw:layer="layout" svg:width="4.902cm" svg:height="1.427cm" svg:x="9.844cm" svg:y="1.911cm">
          <draw:text-box>
            <text:p text:style-name="P5"><text:span text:style-name="T1">NON-MAXIMUM SUPPRESSION</text:span></text:p>
          </draw:text-box>
        </draw:frame>
        <draw:custom-shape draw:style-name="gr1" draw:text-style-name="P1" draw:layer="layout" svg:width="8.402cm" svg:height="4.575cm" svg:x="14.179cm" svg:y="1.369cm">
          <text:p/>
          <draw:enhanced-geometry svg:viewBox="0 0 21600 21600" draw:type="rectangle" draw:enhanced-path="M 0 0 L 21600 0 21600 21600 0 21600 0 0 Z N"/>
        </draw:custom-shape>
        <draw:g>
          <draw:path draw:style-name="gr2" draw:text-style-name="P2" draw:layer="layout" svg:width="6.612cm" svg:height="2.076cm" svg:x="15.099cm" svg:y="3.139cm" svg:viewBox="0 0 6613 2077" svg:d="M126 939c67 29 233 21 400 12 28 0 47-7 62-17 290 189 579 379 869 568 69 354 190 486 291 519 134 22 306 17 498-3 13-13 26-27 40-41 54 17 126 51 187 59 446 55 886 35 1327 41 918-65 1836-132 2764-342 43-29 65-59 36-92-26-58-53-116-79-174-17-73-34-146-51-219-73-142-151-282-288-384 6-119 1-239-36-362-782 146-1596 166-2425 124-117 19-234 38-350 56-86-42-182-61-282-70-252-36-489-82-728-154-70-16-84 15-72 67 98 111 195 223 292 334 70 64 166 81 285 56 256-33 522-60 851-37-96-71-205-130-324-179 114-19 227-37 342-56 221 123 442 246 663 370-151 297-643 530-724 860-10 79 21 137 93 174-446 14-885 4-1312-42-89-13-214-58-346-109-79-502-119-1047-469-1357-312-125-256 520-183 947-307-205-598-416-869-636 4 44-38 58-173 11-38-15-61-32-68-50-69-353-132-737-246-810-91-28-89 155-93 325-12 187-32 442 118 611z">
            <text:p/>
          </draw:path>
          <draw:path draw:style-name="gr2" draw:text-style-name="P2" draw:layer="layout" svg:width="6.84cm" svg:height="2.686cm" svg:x="15.073cm" svg:y="2.13cm" svg:viewBox="0 0 6841 2687" svg:d="M3 1272c6-96 11-193-3-294 18-36 44-66 94-78 51-80 92-173 122-279 106-43 204-100 288-175 205-217 433-398 768-406 1076-69 1977-59 2515 118 354 142 678 331 974 538 40 17 83 31 135 39 108 23 217 45 325 67 16-57 22-115 12-174 2-61 32-99 98-110 171-5 305 22 414 70 34 25 34 53 24 82 19 21 5 42-43 62-109 25-225 43-350 51 2 18 4 36 5 54 137 36 266 82 393 129 308 81 522 209 661 376 33 15 64 30 80 54 24 28 45 60 57 104 81 78 148 165 202 259 80 171 96 358 7 570-17 49-31 98-5 150 33 48 25 81 5 109-37 33-74 66-111 99 27-35 55-71 83-106 22-26 21-57-2-93-16-56-5-112 11-168 69-189 68-374-2-555-50-88-108-164-177-227 17 39 33 77 49 116-1 9-1 18-22 17-129 6-255 11-380 15-13-57-19-112-6-163 3-31 26-51 53-70 53-24 106-47 158-71-141-199-372-331-677-407-149-58-305-109-472-146-131-27-261-54-391-81-42 10-106 16-193 17-319-6-637-13-955-19-611 58-1270 53-1918 62-81 4-147-12-198-49-58-175-85-349-90-523 21-46 41-53 115-69 703-28 1411-30 2125 5-531-146-1342-194-2502-119-339 24-567 198-757 420-87 67-186 118-290 161-29 94-66 187-118 280-39 10-70 34-95 72 9 100-4 193-16 286z">
            <text:p/>
          </draw:path>
          <draw:path draw:style-name="gr2" draw:text-style-name="P2" draw:layer="layout" svg:width="0.953cm" svg:height="0.589cm" svg:x="17.557cm" svg:y="4.427cm" svg:viewBox="0 0 954 590" svg:d="M8 492c41-178 125-340 233-492 205 109 427 219 678 327 41 34 46 70 15 108-51 52-107 87-162 120-76 34-151 38-226 34-155-6-309-11-464-17-72 0-97-27-74-80z">
            <text:p/>
          </draw:path>
          <draw:path draw:style-name="gr2" draw:text-style-name="P2" draw:layer="layout" svg:width="0.257cm" svg:height="0.558cm" svg:x="21.615cm" svg:y="4.061cm" svg:viewBox="0 0 258 559" svg:d="M1 392c92-129 163-262 235-392 51 166 5 315-51 463-4 19-11 28-23 33-41 21-82 42-123 63-29-51-42-106-38-167z">
            <text:p/>
          </draw:path>
          <draw:path draw:style-name="gr2" draw:text-style-name="P2" draw:layer="layout" svg:width="0.965cm" svg:height="0.78cm" svg:x="15.591cm" svg:y="2.289cm" svg:viewBox="0 0 966 781" svg:d="M104 506c-26-10-52-20-78-31-40-28-27-101-7-134 28-36 55-72 83-108 132-162 322-232 556-233 119 25 202 84 220 203 44 193 67 385 88 578-95-34-190-67-285-101 2-52 5-104 7-156 0-69-23-121-110-126-154-3-303 16-444 73-18 7-27 20-30 35z">
            <text:p/>
          </draw:path>
          <draw:path draw:style-name="gr2" draw:text-style-name="P2" draw:layer="layout" svg:width="1.237cm" svg:height="0.181cm" svg:x="17.803cm" svg:y="4.08cm" svg:viewBox="0 0 1238 182" svg:d="M0 15c312 33 643 52 985 63-40-30-74-48-114-78 140 40 259 79 362 148 12 13 0 24-27 34-627-12-1040-66-1206-167z">
            <text:p/>
          </draw:path>
          <draw:path draw:style-name="gr2" draw:text-style-name="P2" draw:layer="layout" svg:width="0.415cm" svg:height="0.238cm" svg:x="21.333cm" svg:y="3.823cm" svg:viewBox="0 0 416 239" svg:d="M11 75c20 22 40 45 60 68 131-37 251-81 344-143 10 75-53 112-123 145-85 37-170 71-256 94-31-68-49-129-25-164z">
            <text:p/>
          </draw:path>
          <draw:path draw:style-name="gr2" draw:text-style-name="P2" draw:layer="layout" svg:width="1.852cm" svg:height="0.691cm" svg:x="16.902cm" svg:y="3.022cm" svg:viewBox="0 0 1853 692" svg:d="M0 0c732 152 1258 348 1853 692-551-297-1160-536-1853-692z">
            <text:p/>
          </draw:path>
          <draw:path draw:style-name="gr2" draw:text-style-name="P2" draw:layer="layout" svg:width="0.232cm" svg:height="0.418cm" svg:x="21.015cm" svg:y="3.184cm" svg:viewBox="0 0 233 419" svg:d="M0 0c157 125 202 175 233 419-31-163-101-308-233-419z">
            <text:p/>
          </draw:path>
          <draw:path draw:style-name="gr2" draw:text-style-name="P2" draw:layer="layout" svg:width="1.144cm" svg:height="0.415cm" svg:x="18.439cm" svg:y="3.068cm" svg:viewBox="0 0 1145 416" svg:d="M0 0c483 96 823 186 1145 416-357-219-703-316-1145-416z">
            <text:p/>
          </draw:path>
          <draw:path draw:style-name="gr2" draw:text-style-name="P2" draw:layer="layout" svg:width="0.677cm" svg:height="0.366cm" svg:x="19.793cm" svg:y="2.972cm" svg:viewBox="0 0 678 367" svg:d="M0 0c260 116 519 181 678 367-146-207-382-245-678-367z">
            <text:p/>
          </draw:path>
          <draw:path draw:style-name="gr2" draw:text-style-name="P2" draw:layer="layout" svg:width="0.48cm" svg:height="0.287cm" svg:x="15.685cm" svg:y="2.848cm" svg:viewBox="0 0 481 288" svg:d="M10 0c100 72 338 68 444 149 2 48 6 96 27 139-27-24-43-74-56-132-57-21-130-27-203-34-113-14-262-49-212-122z">
            <text:p/>
          </draw:path>
          <draw:path draw:style-name="gr2" draw:text-style-name="P2" draw:layer="layout" svg:width="0.998cm" svg:height="0.549cm" svg:x="15.327cm" svg:y="2.82cm" svg:viewBox="0 0 999 550" svg:d="M0 0c283 227 607 447 999 550-372-129-705-334-999-550z">
            <text:p/>
          </draw:path>
          <draw:path draw:style-name="gr2" draw:text-style-name="P2" draw:layer="layout" svg:width="0.228cm" svg:height="0.963cm" svg:x="16.291cm" svg:y="3.126cm" svg:viewBox="0 0 229 964" svg:d="M229 0c-306 312-232 536-188 964-35-405-88-650 188-964z">
            <text:p/>
          </draw:path>
          <draw:path draw:style-name="gr2" draw:text-style-name="P2" draw:layer="layout" svg:width="0.978cm" svg:height="0.94cm" svg:x="16.677cm" svg:y="3.12cm" svg:viewBox="0 0 979 941" svg:d="M0 0c395 261 687 601 979 941-309-398-576-725-979-941z">
            <text:p/>
          </draw:path>
          <draw:path draw:style-name="gr2" draw:text-style-name="P2" draw:layer="layout" svg:width="0.202cm" svg:height="0.658cm" svg:x="15.393cm" svg:y="2.838cm" svg:viewBox="0 0 203 659" svg:d="M203 0c-53 35-118 47-194 41-29 204 16 411 78 618-49-206-85-411-62-612 73 9 134-4 178-47z">
            <text:p/>
          </draw:path>
          <draw:path draw:style-name="gr3" draw:text-style-name="P3" draw:layer="layout" svg:width="0.439cm" svg:height="1.175cm" svg:x="16.555cm" svg:y="3.854cm" svg:viewBox="0 0 440 1176" svg:d="M176 0c119 0 235 263 260 588 24 325-52 588-171 588s-236-263-261-588c-24-325 53-588 172-588zM176 0zM212 410l-28-340c-2 1-6 2-8 3l26 336c4 42-9 49-19 14l-71-278c-19 39-34 92-44 154l92 183c14 28 10 61-5 51l-98-67c0 8 0 16 0 24l97 67c16 11 18 49 5 57l-87 50c8 58 20 112 34 161l70-130c11-21 22 7 17 40l-34 221c2 5 5 10 8 15l35-221c5-35 19-20 21 19l9 278c15 10 30 15 45 15 7 0 13-1 20-3l-44-292c-6-41 5-55 16-24l91 255c2-4 4-8 7-13l-91-257c-12-33-5-61 9-44l124 156c8-49 13-104 13-163l-134-65c-15-8-18-47-5-57l122-101c-1-8-2-16-4-24l-122 100c-14 11-23-23-14-49l82-250c-25-60-53-107-83-135l-32 326c-3 37-17 28-20-12zM212 410zM210 443c29 0 58 66 65 148s-12 149-42 149c-29 0-59-67-65-149-7-82 12-148 42-148zM210 443zM213 477l4 7 4 6 1 12 1 12-3 7-4 6-4-6-4-7-1-12-1-12 3-6zM213 477zM182 534l3-6 3-6 5 6 4 6 1 12 1 13-4 6-3 6-4-6-5-6v-13zM182 534zM190 648l-1-12v-12l3-7 3-6 5 6 4 7 1 12 1 12-4 6-3 6-4-6zM190 648zM231 705l-5-7-4-6-1-12-1-12 3-6 3-7 5 7 4 6 1 12 1 12-3 6zM231 705zM261 648l-3 6-3 6-5-6-4-6-1-12-1-12 4-7 3-6 4 6 5 7 1 12zM261 648zM252 534l2 12 1 13-4 6-3 6-5-6-4-6-1-13-1-12 3-6 4-6 4 6z">
            <text:p/>
          </draw:path>
          <draw:path draw:style-name="gr3" draw:text-style-name="P3" draw:layer="layout" svg:width="0.197cm" svg:height="0.771cm" svg:x="15.108cm" svg:y="3.231cm" svg:viewBox="0 0 198 772" svg:d="M86 0c55 0 104 173 111 386s-31 386-85 386c-55 0-104-173-111-386s31-386 85-386zM86 0zM97 269l-8-223c-1 1-2 1-4 2l8 221c1 27-5 32-9 9l-29-183c-9 26-16 60-22 101l40 121c6 18 3 39-3 33l-44-44c0 5 0 10 0 16l43 44c7 7 7 32 1 37l-40 33c3 38 8 73 14 105l33-85c5-14 10 5 8 26l-19 145c1 4 3 7 3 11l19-146c3-23 10-13 10 12v183c7 7 14 10 21 10 3 0 6 0 9-2l-17-192c-1-27 4-36 8-16l38 168c2-2 2-5 3-8l-37-169c-5-22-2-40 5-29l54 102c4-32 7-68 7-106l-59-44c-7-5-8-30-2-37l57-65c-1-6-1-11-2-17l-56 66c-7 7-10-15-6-32l40-164c-10-40-22-71-36-89l-18 214c-2 25-9 18-10-8zM97 269zM96 291c14 0 26 43 28 97s-7 98-21 98-26-44-28-98 7-97 21-97zM96 291zM97 314l2 4 2 4v8 8l-1 4-2 4-2-4-2-4v-8l-1-8 2-4zM97 314zM82 351l1-4 2-4 2 4 2 4v8 8l-1 4-2 4-2-4-2-4v-8zM82 351zM85 425l-1-8v-8l2-4 1-4 2 4 2 4v8l1 8-2 4-2 4-1-4zM85 425zM102 462l-2-4-2-4v-8-8l1-4 2-4 2 4 2 4v8 8l-1 4zM102 462zM117 425l-1 4-2 4-2-4-2-4v-8-8l1-4 2-4 2 4 2 4v8zM117 425zM115 351v8 8l-2 4-1 4-2-4-2-4v-8-8l1-4 2-4 2 4z">
            <text:p/>
          </draw:path>
          <draw:path draw:style-name="gr3" draw:text-style-name="P3" draw:layer="layout" svg:width="2.715cm" svg:height="0.463cm" svg:x="18.873cm" svg:y="4.668cm" svg:viewBox="0 0 2716 464" svg:d="M0 294c708 83 2144 7 2706-294 22 49 6 95-30 118-86 45-230 73-258 121-547 137-1123 189-1705 225-72-62-384-54-619-68-53-8-80-47-94-102z">
            <text:p/>
          </draw:path>
        </draw:g>
        <draw:custom-shape draw:style-name="gr6" draw:text-style-name="P7" draw:layer="layout" svg:width="7.353cm" svg:height="3.74cm" svg:x="1.893cm" svg:y="1.823cm">
          <text:p/>
          <draw:enhanced-geometry svg:viewBox="0 0 21600 21600" draw:type="rectangle" draw:enhanced-path="M 0 0 L 21600 0 21600 21600 0 21600 0 0 Z N"/>
        </draw:custom-shape>
        <draw:custom-shape draw:style-name="gr7" draw:text-style-name="P7" draw:layer="layout" svg:width="6.718cm" svg:height="4.148cm" svg:x="2.193cm" svg:y="1.523cm">
          <text:p/>
          <draw:enhanced-geometry svg:viewBox="0 0 21600 21600" draw:type="rectangle" draw:enhanced-path="M 0 0 L 21600 0 21600 21600 0 21600 0 0 Z N"/>
        </draw:custom-shape>
        <draw:custom-shape draw:style-name="gr8" draw:text-style-name="P7" draw:layer="layout" svg:width="6.08cm" svg:height="3.513cm" svg:x="2.931cm" svg:y="2.023cm">
          <text:p/>
          <draw:enhanced-geometry svg:viewBox="0 0 21600 21600" draw:type="rectangle" draw:enhanced-path="M 0 0 L 21600 0 21600 21600 0 21600 0 0 Z N"/>
        </draw:custom-shape>
        <draw:custom-shape draw:style-name="gr6" draw:text-style-name="P7" draw:layer="layout" svg:width="7.353cm" svg:height="3.74cm" svg:x="14.893cm" svg:y="1.823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000000" draw:end-color="#808080" draw:start-intensity="100%" draw:end-intensity="100%" draw:angle="900" draw:border="0%"/>
    <draw:gradient draw:name="Pastel_20_Bouquet" draw:display-name="Pastel Bouquet" draw:style="linear" draw:start-color="#dde8cb" draw:end-color="#ffd7d7"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991cm" fo:margin-bottom="0.991cm" fo:margin-left="0.991cm" fo:margin-right="0.99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20-07-11T14:16:29.287000000</dc:date>
    <meta:editing-duration>PT7M30S</meta:editing-duration>
    <meta:editing-cycles>3</meta:editing-cycles>
    <meta:generator>LibreOffice/6.4.4.2$Windows_X86_64 LibreOffice_project/3d775be2011f3886db32dfd395a6a6d1ca2630ff</meta:generator>
    <meta:document-statistic meta:object-count="48"/>
  </office:meta>
</office:document-meta>
</file>